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" svg:font-family="Manga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478cm" fo:margin-left="-0.208cm" table:align="left" style:writing-mode="lr-tb"/>
    </style:style>
    <style:style style:name="Table1.A" style:family="table-column">
      <style:table-column-properties style:column-width="4.942cm"/>
    </style:style>
    <style:style style:name="Table1.B" style:family="table-column">
      <style:table-column-properties style:column-width="4.249cm"/>
    </style:style>
    <style:style style:name="Table1.C" style:family="table-column">
      <style:table-column-properties style:column-width="4.501cm"/>
    </style:style>
    <style:style style:name="Table1.D" style:family="table-column">
      <style:table-column-properties style:column-width="3.785cm"/>
    </style:style>
    <style:style style:name="Table1.1" style:family="table-row">
      <style:table-row-properties style:min-row-height="0.813cm"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1.665cm" fo:margin-left="-0.141cm" table:align="left" style:writing-mode="lr-tb"/>
    </style:style>
    <style:style style:name="Table2.A" style:family="table-column">
      <style:table-column-properties style:column-width="2.672cm"/>
    </style:style>
    <style:style style:name="Table2.B" style:family="table-column">
      <style:table-column-properties style:column-width="4.452cm"/>
    </style:style>
    <style:style style:name="Table2.C" style:family="table-column">
      <style:table-column-properties style:column-width="4.54cm"/>
    </style:style>
    <style:style style:name="Table2.1" style:family="table-row">
      <style:table-row-properties style:min-row-height="0.968cm" fo:keep-together="always"/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127cm" fo:keep-together="always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5.456cm" fo:margin-left="-0.141cm" table:align="left" style:writing-mode="lr-tb"/>
    </style:style>
    <style:style style:name="Table3.A" style:family="table-column">
      <style:table-column-properties style:column-width="2.672cm"/>
    </style:style>
    <style:style style:name="Table3.B" style:family="table-column">
      <style:table-column-properties style:column-width="2.783cm"/>
    </style:style>
    <style:style style:name="Table3.1" style:family="table-row">
      <style:table-row-properties style:min-row-height="0.968cm" fo:keep-together="always"/>
    </style:style>
    <style:style style:name="Table3.A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799cm" fo:keep-together="always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color="#0070c0"/>
    </style:style>
    <style:style style:name="P2" style:family="paragraph" style:parent-style-name="Standard">
      <style:text-properties fo:color="#0070c0" fo:font-style="italic" style:font-style-asian="italic"/>
    </style:style>
    <style:style style:name="P3" style:family="paragraph" style:parent-style-name="Standard" style:list-style-name="L1">
      <style:text-properties fo:color="#0070c0" officeooo:rsid="00075306" officeooo:paragraph-rsid="00075306"/>
    </style:style>
    <style:style style:name="P4" style:family="paragraph" style:parent-style-name="Standard" style:list-style-name="L1">
      <style:text-properties fo:color="#0070c0" officeooo:rsid="0008d100" officeooo:paragraph-rsid="0008d100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fo:font-weight="bold" officeooo:rsid="0006f1a4" officeooo:paragraph-rsid="0006f1a4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/>
      <style:text-properties fo:font-weight="bold" officeooo:rsid="00075306" officeooo:paragraph-rsid="00075306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05933f" officeooo:paragraph-rsid="0005933f"/>
    </style:style>
    <style:style style:name="P12" style:family="paragraph" style:parent-style-name="Standard">
      <style:paragraph-properties fo:margin-top="0cm" fo:margin-bottom="0cm" loext:contextual-spacing="false" fo:line-height="100%" style:snap-to-layout-grid="false"/>
      <style:text-properties officeooo:rsid="0005933f" officeooo:paragraph-rsid="0005933f"/>
    </style:style>
    <style:style style:name="P13" style:family="paragraph" style:parent-style-name="Standard">
      <style:paragraph-properties fo:margin-top="0cm" fo:margin-bottom="0cm" loext:contextual-spacing="false" fo:line-height="100%" style:snap-to-layout-grid="false"/>
      <style:text-properties officeooo:rsid="0006f1a4" officeooo:paragraph-rsid="0006f1a4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/>
      <style:text-properties officeooo:rsid="00075306" officeooo:paragraph-rsid="00075306"/>
    </style:style>
    <style:style style:name="P15" style:family="paragraph" style:parent-style-name="Standard">
      <style:paragraph-properties fo:margin-top="0cm" fo:margin-bottom="0.353cm" loext:contextual-spacing="false" fo:line-height="100%" style:snap-to-layout-grid="false"/>
    </style:style>
    <style:style style:name="P16" style:family="paragraph" style:parent-style-name="Standard">
      <style:paragraph-properties fo:margin-top="0cm" fo:margin-bottom="0.353cm" loext:contextual-spacing="false" fo:line-height="100%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.353cm" loext:contextual-spacing="false" fo:line-height="100%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.353cm" loext:contextual-spacing="false" fo:line-height="100%" style:snap-to-layout-grid="false"/>
      <style:text-properties fo:font-weight="bold" officeooo:rsid="0006f1a4" officeooo:paragraph-rsid="0006f1a4" style:font-weight-asian="bold" style:font-weight-complex="bold"/>
    </style:style>
    <style:style style:name="P20" style:family="paragraph" style:parent-style-name="Standard">
      <style:paragraph-properties fo:margin-top="0cm" fo:margin-bottom="0.353cm" loext:contextual-spacing="false" fo:line-height="100%"/>
      <style:text-properties fo:font-weight="bold" officeooo:rsid="00075306" officeooo:paragraph-rsid="00075306" style:font-weight-asian="bold" style:font-weight-complex="bold"/>
    </style:style>
    <style:style style:name="P21" style:family="paragraph" style:parent-style-name="Standard">
      <style:paragraph-properties fo:margin-top="0cm" fo:margin-bottom="0.353cm" loext:contextual-spacing="false"/>
      <style:text-properties fo:color="#0070c0"/>
    </style:style>
    <style:style style:name="P22" style:family="paragraph" style:parent-style-name="Heading" style:master-page-name="Standard">
      <style:paragraph-properties style:page-number="auto"/>
      <style:text-properties style:font-name="Verdana" style:font-name-complex="Verdana"/>
    </style:style>
    <style:style style:name="P23" style:family="paragraph" style:parent-style-name="Heading_20_1" style:master-page-name="Convert_20_1">
      <style:paragraph-properties style:page-number="auto"/>
    </style:style>
    <style:style style:name="P24" style:family="paragraph" style:parent-style-name="Heading_20_2" style:list-style-name="">
      <style:paragraph-properties fo:margin-left="0cm" fo:margin-right="0cm" fo:text-indent="0cm" style:auto-text-indent="false"/>
    </style:style>
    <style:style style:name="P25" style:family="paragraph" style:parent-style-name="Subtitle">
      <style:text-properties style:font-name-complex="Arial"/>
    </style:style>
    <style:style style:name="P26" style:family="paragraph" style:parent-style-name="Header">
      <style:text-properties style:font-name-asian="Times New Roman"/>
    </style:style>
    <style:style style:name="P27" style:family="paragraph" style:parent-style-name="Listeafsnit" style:list-style-name="WW8Num2">
      <style:text-properties fo:color="#0070c0" fo:font-style="italic" style:font-style-asian="italic"/>
    </style:style>
    <style:style style:name="P28" style:family="paragraph" style:parent-style-name="Listeafsnit" style:list-style-name="WW8Num4">
      <style:text-properties fo:color="#0070c0" fo:font-style="italic" style:font-style-asian="italic"/>
    </style:style>
    <style:style style:name="P29" style:family="paragraph" style:parent-style-name="Listeafsnit" style:list-style-name="WW8Num3">
      <style:text-properties fo:color="#0070c0" fo:font-style="italic" style:font-style-asian="italic"/>
    </style:style>
    <style:style style:name="P30" style:family="paragraph" style:parent-style-name="Listeafsnit" style:list-style-name="WW8Num5">
      <style:text-properties fo:color="#0070c0" fo:font-style="italic" style:font-style-asian="italic"/>
    </style:style>
    <style:style style:name="P31" style:family="paragraph" style:parent-style-name="Listeafsnit" style:list-style-name="WW8Num3"/>
    <style:style style:name="P32" style:family="paragraph" style:parent-style-name="Listeafsnit">
      <style:paragraph-properties fo:margin-left="0cm" fo:margin-right="0cm" fo:text-indent="0cm" style:auto-text-indent="false"/>
      <style:text-properties fo:color="#0070c0"/>
    </style:style>
    <style:style style:name="T1" style:family="text">
      <style:text-properties style:font-name-complex="Arial"/>
    </style:style>
    <style:style style:name="T2" style:family="text">
      <style:text-properties style:font-name-asian="Arial" style:font-name-complex="Arial"/>
    </style:style>
    <style:style style:name="T3" style:family="text">
      <style:text-properties officeooo:rsid="00075306" style:font-name-asian="Arial" style:font-name-complex="Arial"/>
    </style:style>
    <style:style style:name="T4" style:family="text">
      <style:text-properties fo:color="#0070c0"/>
    </style:style>
    <style:style style:name="T5" style:family="text">
      <style:text-properties fo:color="#0070c0"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language="da" fo:country="DK"/>
    </style:style>
    <style:style style:name="T10" style:family="text">
      <style:text-properties officeooo:rsid="0005933f"/>
    </style:style>
    <style:style style:name="T11" style:family="text">
      <style:text-properties officeooo:rsid="00075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am contract</text:p>
      <text:p text:style-name="P25">for</text:p>
      <text:p text:style-name="Subtitle"><text:span text:style-name="Pladsholdertekst"><text:span text:style-name="T2"><text:s/></text:span></text:span><text:span text:style-name="Pladsholdertekst"><text:span text:style-name="T3">Mads, Stefan, Lasse og Christian</text:span></text:span><text:span text:style-name="Pladsholdertekst">: </text:span><text:span text:style-name="Pladsholdertekst"><text:span text:style-name="T10">Project Stock</text:span></text:span></text:p>
      <text:list xml:id="list1164767683928766869" text:style-name="WW8Num1">
        <text:list-item>
          <text:h text:style-name="P23" text:outline-level="1"><text:bookmark text:name="__RefHeading___Toc190180887"/>Team resources, roles and obligations</text:h>
        </text:list-item>
      </text:list>
      <text:list xml:id="list5208653444757479047" text:style-name="L1">
        <text:list-item>
          <text:p text:style-name="P3">Christian Hansen – vmk541 – 53836858 – <text:a xlink:type="simple" xlink:href="mailto:cralle@outlook.com" text:style-name="Internet_20_link" text:visited-style-name="Visited_20_Internet_20_Link">cralle@outlook.com</text:a></text:p>
        </text:list-item>
        <text:list-item>
          <text:p text:style-name="P3">Lasse Haarbye – lpt113 – 20243431 – <text:a xlink:type="simple" xlink:href="mailto:ninjalf2@gmail.com" text:style-name="Internet_20_link" text:visited-style-name="Visited_20_Internet_20_Link">ninjalf2@gmail.com</text:a></text:p>
        </text:list-item>
        <text:list-item>
          <text:p text:style-name="P3">Stefan Friis Tofte – jwr342 – 60248116 – <text:a xlink:type="simple" xlink:href="mailto:stefan.f.tofte@gmail.com" text:style-name="Internet_20_link" text:visited-style-name="Visited_20_Internet_20_Link">stefan.f.tofte@gmail.com</text:a></text:p>
        </text:list-item>
        <text:list-item>
          <text:p text:style-name="P4">Mads Kronborg – xlq446 – 22210902 – <text:a xlink:type="simple" xlink:href="mailto:kronborg96@gmail.com" text:style-name="Internet_20_link" text:visited-style-name="Visited_20_Internet_20_Link">kronborg96@gmail.com</text:a></text:p>
          <text:p text:style-name="P4"/>
        </text:list-item>
      </text:list>
      <text:list xml:id="list111212709806326" text:continue-list="list1164767683928766869" text:style-name="WW8Num1">
        <text:list-item>
          <text:list>
            <text:list-item>
              <text:h text:style-name="Heading_20_2" text:outline-level="2"><text:bookmark text:name="__RefHeading___Toc190180888"/>Skills</text:h>
            </text:list-item>
          </text:list>
        </text:list-item>
      </text:list>
      <text:p text:style-name="Standard">In this team the following skills are neede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5">High</text:p>
          </table:table-cell>
          <table:table-cell table:style-name="Table1.A1" office:value-type="string">
            <text:p text:style-name="P5">Medium</text:p>
          </table:table-cell>
          <table:table-cell table:style-name="Table1.D1" office:value-type="string">
            <text:p text:style-name="P5">Low</text:p>
          </table:table-cell>
        </table:table-row>
        <table:table-row table:style-name="Table1.2">
          <table:table-cell table:style-name="Table1.A2" office:value-type="string">
            <text:p text:style-name="P11">Web scraping</text:p>
          </table:table-cell>
          <table:table-cell table:style-name="Table1.B2" office:value-type="string">
            <text:p text:style-name="P9"/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11">Lasse, Stefan, Mads og Christian</text:p>
          </table:table-cell>
        </table:table-row>
        <table:table-row table:style-name="Table1.2">
          <table:table-cell table:style-name="Table1.A3" office:value-type="string">
            <text:p text:style-name="P11">Web development</text:p>
          </table:table-cell>
          <table:table-cell table:style-name="Table1.B3" office:value-type="string">
            <text:p text:style-name="P11">Lasse</text:p>
            <text:p text:style-name="P9"/>
          </table:table-cell>
          <table:table-cell table:style-name="Table1.C3" office:value-type="string">
            <text:p text:style-name="P11">Mads og Christian</text:p>
          </table:table-cell>
          <table:table-cell table:style-name="Table1.D3" office:value-type="string">
            <text:p text:style-name="P11">Stefan</text:p>
          </table:table-cell>
        </table:table-row>
        <table:table-row table:style-name="Table1.2">
          <table:table-cell table:style-name="Table1.A4" office:value-type="string">
            <text:p text:style-name="P11">Project management</text:p>
          </table:table-cell>
          <table:table-cell table:style-name="Table1.B4" office:value-type="string">
            <text:p text:style-name="P9"/>
            <text:p text:style-name="P9"/>
          </table:table-cell>
          <table:table-cell table:style-name="Table1.C4" office:value-type="string">
            <text:p text:style-name="P11">Christian</text:p>
          </table:table-cell>
          <table:table-cell table:style-name="Table1.D4" office:value-type="string">
            <text:p text:style-name="P11">Lasse, Mads og Stefan</text:p>
          </table:table-cell>
        </table:table-row>
        <table:table-row table:style-name="Table1.2">
          <table:table-cell table:style-name="Table1.A5" office:value-type="string">
            <text:p text:style-name="P11">Implementation</text:p>
            <text:p text:style-name="P11"/>
          </table:table-cell>
          <table:table-cell table:style-name="Table1.B5" office:value-type="string">
            <text:p text:style-name="P12">Lasse</text:p>
          </table:table-cell>
          <table:table-cell table:style-name="Table1.C5" office:value-type="string">
            <text:p text:style-name="P12">Christian, Stefan og Mads</text:p>
          </table:table-cell>
          <table:table-cell table:style-name="Table1.D5" office:value-type="string">
            <text:p text:style-name="P10"/>
          </table:table-cell>
        </table:table-row>
        <table:table-row table:style-name="Table1.2">
          <table:table-cell table:style-name="Table1.A7" office:value-type="string">
            <text:p text:style-name="P12">Web design</text:p>
            <text:p text:style-name="P12"/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2">Mads og Stefan</text:p>
          </table:table-cell>
          <table:table-cell table:style-name="Table1.D7" office:value-type="string">
            <text:p text:style-name="P12">Lasse og Christian</text:p>
          </table:table-cell>
        </table:table-row>
        <table:table-row table:style-name="Table1.2">
          <table:table-cell table:style-name="Table1.A7" office:value-type="string">
            <text:p text:style-name="P11">Documentation</text:p>
            <text:p text:style-name="P11"/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3">Stefan, Mads, Lasse og Christian</text:p>
          </table:table-cell>
          <table:table-cell table:style-name="Table1.D7" office:value-type="string">
            <text:p text:style-name="P10"/>
          </table:table-cell>
        </table:table-row>
        <table:table-row table:style-name="Table1.2">
          <table:table-cell table:style-name="Table1.A8" office:value-type="string">
            <text:p text:style-name="P11">Database design</text:p>
            <text:p text:style-name="P11"/>
          </table:table-cell>
          <table:table-cell table:style-name="Table1.B8" office:value-type="string">
            <text:p text:style-name="P13">Christian og Lasse</text:p>
          </table:table-cell>
          <table:table-cell table:style-name="Table1.C8" office:value-type="string">
            <text:p text:style-name="P13">Mads</text:p>
          </table:table-cell>
          <table:table-cell table:style-name="Table1.D8" office:value-type="string">
            <text:p text:style-name="P13">Stefan</text:p>
          </table:table-cell>
        </table:table-row>
      </table:table>
      <text:p text:style-name="Standard"/>
      <text:list xml:id="list111212423811546" text:continue-numbering="true" text:style-name="WW8Num1">
        <text:list-item>
          <text:list>
            <text:list-item>
              <text:h text:style-name="Heading_20_2" text:outline-level="2"><text:bookmark text:name="__RefHeading___Toc190180889"/>Resources</text:h>
            </text:list-item>
          </text:list>
        </text:list-item>
      </text:list>
      <text:p text:style-name="Standard">Correspondence between team members and role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rows-spanned="2" office:value-type="string">
              <text:p text:style-name="P20">Team member</text:p>
            </table:table-cell>
            <table:table-cell table:style-name="Table2.A1" table:number-rows-spanned="2" office:value-type="string">
              <text:p text:style-name="P16">Roles and responsibilities</text:p>
            </table:table-cell>
            <table:table-cell table:style-name="Table2.C1" table:number-rows-spanned="2" office:value-type="string">
              <text:p text:style-name="P17">Strengths and focus areas</text:p>
            </table:table-cell>
          </table:table-row>
          <table:table-row table:style-name="Table2.2">
            <table:covered-table-cell/>
            <table:covered-table-cell/>
            <table:covered-table-cell/>
          </table:table-row>
        </table:table-header-rows>
        <table:table-row table:style-name="Table2.3">
          <table:table-cell table:style-name="Table2.A3" office:value-type="string">
            <text:p text:style-name="P8">All</text:p>
          </table:table-cell>
          <table:table-cell table:style-name="Table2.B3" office:value-type="string">
            <text:p text:style-name="P14">Web scraping</text:p>
          </table:table-cell>
          <table:table-cell table:style-name="Table2.C3" office:value-type="string">
            <text:p text:style-name="P13"/>
          </table:table-cell>
        </table:table-row>
        <table:table-row table:style-name="Table2.3">
          <table:table-cell table:style-name="Table2.A4" office:value-type="string">
            <text:p text:style-name="P7">Lasse</text:p>
            <text:p text:style-name="P6"/>
          </table:table-cell>
          <table:table-cell table:style-name="Table2.B4" office:value-type="string">
            <text:p text:style-name="P13">Implementation, proof reading, <text:span text:style-name="T11">web development</text:span></text:p>
          </table:table-cell>
          <table:table-cell table:style-name="Table2.C4" office:value-type="string">
            <text:p text:style-name="P13">Implementation, proof reading, database design, <text:span text:style-name="T11">web development</text:span></text:p>
          </table:table-cell>
        </table:table-row>
        <table:table-row table:style-name="Table2.3">
          <table:table-cell table:style-name="Table2.A6" office:value-type="string">
            <text:p text:style-name="P7">Stefan</text:p>
            <text:p text:style-name="P6"/>
          </table:table-cell>
          <table:table-cell table:style-name="Table2.B6" office:value-type="string">
            <text:p text:style-name="P13"/>
          </table:table-cell>
          <table:table-cell table:style-name="Table2.C6" office:value-type="string">
            <text:p text:style-name="P13">Web scraping <text:span text:style-name="T11">(focus)</text:span></text:p>
          </table:table-cell>
        </table:table-row>
        <table:table-row table:style-name="Table2.3">
          <table:table-cell table:style-name="Table2.A6" office:value-type="string">
            <text:p text:style-name="P7">Mads</text:p>
            <text:p text:style-name="P6"/>
          </table:table-cell>
          <table:table-cell table:style-name="Table2.B6" office:value-type="string">
            <text:p text:style-name="P13">Web design, documentation</text:p>
          </table:table-cell>
          <table:table-cell table:style-name="Table2.C6" office:value-type="string">
            <text:p text:style-name="P13">Web design, documentation</text:p>
          </table:table-cell>
        </table:table-row>
        <table:table-row table:style-name="Table2.3">
          <table:table-cell table:style-name="Table2.A7" office:value-type="string">
            <text:p text:style-name="P19">Christian</text:p>
          </table:table-cell>
          <table:table-cell table:style-name="Table2.B7" office:value-type="string">
            <text:p text:style-name="P13">Database design, project management</text:p>
          </table:table-cell>
          <table:table-cell table:style-name="Table2.C7" office:value-type="string">
            <text:p text:style-name="P13">Database design, project management <text:span text:style-name="T11">implementation</text:span></text:p>
          </table:table-cell>
        </table:table-row>
      </table:table>
      <text:p text:style-name="Standard"><text:soft-page-break/></text:p>
      <text:list xml:id="list111213410017566" text:continue-numbering="true" text:style-name="WW8Num1">
        <text:list-item>
          <text:list>
            <text:list-item>
              <text:h text:style-name="Heading_20_2" text:outline-level="2"><text:bookmark text:name="__RefHeading___Toc190180890"/>Team role types</text:h>
            </text:list-item>
          </text:list>
        </text:list-item>
      </text:list>
      <text:p text:style-name="Standard">Correspondence between team members and personality type: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rows-spanned="2" office:value-type="string">
              <text:p text:style-name="P16">Team member</text:p>
            </table:table-cell>
            <table:table-cell table:style-name="Table3.B1" table:number-rows-spanned="2" office:value-type="string">
              <text:p text:style-name="P16">Team role type</text:p>
            </table:table-cell>
          </table:table-row>
          <table:table-row table:style-name="Table3.2">
            <table:covered-table-cell/>
            <table:covered-table-cell/>
          </table:table-row>
        </table:table-header-rows>
        <table:table-row table:style-name="Table3.3">
          <table:table-cell table:style-name="Table3.A3" office:value-type="string">
            <text:p text:style-name="P6"/>
            <text:p text:style-name="P6"/>
          </table:table-cell>
          <table:table-cell table:style-name="Table3.B3" office:value-type="string">
            <text:p text:style-name="P10"/>
          </table:table-cell>
        </table:table-row>
        <table:table-row table:style-name="Table3.3"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10"/>
          </table:table-cell>
        </table:table-row>
      </table:table>
      <text:p text:style-name="Standard"/>
      <text:list xml:id="list111213532862158" text:continue-numbering="true" text:style-name="WW8Num1">
        <text:list-item>
          <text:h text:style-name="Heading_20_1" text:outline-level="1"><text:bookmark text:name="__RefHeading___Toc190180891"/>Team empowerment</text:h>
        </text:list-item>
      </text:list>
      <text:p text:style-name="P1">{Define existing authority the team, by virtue of its individual membership, already possesses, additional authority needed to fully perform as envisioned by the team objectives, and level of empowerment requested.</text:p>
      <text:p text:style-name="P1">Examples:</text:p>
      <text:list xml:id="list1931974054085954364" text:style-name="WW8Num2">
        <text:list-item>
          <text:p text:style-name="P27">The team breaks down and estimates prioritised work items in the sprint backlog</text:p>
        </text:list-item>
        <text:list-item>
          <text:p text:style-name="P27">The team jointly determines how to perform the work, including possible ad hoc planning meetings</text:p>
        </text:list-item>
        <text:list-item>
          <text:p text:style-name="P27">Each team member selects their own work among the defined tasks</text:p>
        </text:list-item>
        <text:list-item>
          <text:p text:style-name="P27">Each team member plans their own daily work in respect for planned activities/meeting </text:p>
        </text:list-item>
        <text:list-item>
          <text:p text:style-name="P27">The team is allowed to work overtime if the team finds it necessary for achieving the sprint goal </text:p>
        </text:list-item>
        <text:list-item>
          <text:p text:style-name="P27">The team can propose a re-prioritising of the committed business deliveries if it shows that underestimation is identified or unplanned activities occurs</text:p>
        </text:list-item>
      </text:list>
      <text:p text:style-name="P1">}</text:p>
      <text:list xml:id="list111211865243062" text:continue-list="list111213532862158" text:style-name="WW8Num1">
        <text:list-item>
          <text:h text:style-name="Heading_20_1" text:outline-level="1"><text:bookmark text:name="__RefHeading___Toc190180892"/>Team values</text:h>
        </text:list-item>
      </text:list>
      <text:p text:style-name="P1">{Provide some clear statements about team values</text:p>
      <text:p text:style-name="P1">Examples:</text:p>
      <text:list xml:id="list6372683178216975729" text:style-name="WW8Num4">
        <text:list-item>
          <text:p text:style-name="P28">Be polite and frank</text:p>
        </text:list-item>
        <text:list-item>
          <text:p text:style-name="P28">Respect and acknowledge other team member’s knowledge and experience</text:p>
        </text:list-item>
        <text:list-item>
          <text:p text:style-name="P28">Stick to agreements – and if not possible, tell in advance</text:p>
        </text:list-item>
        <text:list-item>
          <text:p text:style-name="P28">Respect that we are working in a team planning work environment - be informative and share your information and own plans</text:p>
        </text:list-item>
        <text:list-item>
          <text:p text:style-name="P28">Speak up and address problems and issues directly - ’Gå efter bolden og ikke manden’ </text:p>
        </text:list-item>
        <text:list-item>
          <text:p text:style-name="P28">Accept comments on your work also if it indirectly is about your skills and competencies </text:p>
        </text:list-item>
        <text:list-item>
          <text:p text:style-name="P28">Be visible, open minded and supportive – help when you can</text:p>
        </text:list-item>
        <text:list-item>
          <text:p text:style-name="P28">Be considerate</text:p>
        </text:list-item>
        <text:list-item>
          <text:p text:style-name="P28">Be active and do not sit on the fence</text:p>
        </text:list-item>
      </text:list>
      <text:p text:style-name="P1"><text:soft-page-break/>}</text:p>
      <text:list xml:id="list111212047431212" text:continue-list="list111211865243062" text:style-name="WW8Num1">
        <text:list-item>
          <text:h text:style-name="Heading_20_1" text:outline-level="1"><text:bookmark text:name="__RefHeading___Toc190180893"/>Team processes</text:h>
        </text:list-item>
      </text:list>
      <text:p text:style-name="P1">{Describe team operational plans. This includes, for example, such activities as the team’s decision-making processes, how changes in membership occur should the need arise, plans to establish “ground” or operating rules, relationships with other organizational entities or teams, logistical support, etc.}</text:p>
      <text:list xml:id="list111212405545893" text:continue-numbering="true" text:style-name="WW8Num1">
        <text:list-item>
          <text:list>
            <text:list-item>
              <text:h text:style-name="Heading_20_2" text:outline-level="2"><text:bookmark text:name="__RefHeading___Toc190180894"/>Configuration management</text:h>
            </text:list-item>
          </text:list>
        </text:list-item>
      </text:list>
      <text:p text:style-name="P1">{Decide tools and how to manage the tools</text:p>
      <text:p text:style-name="P1">Examples:</text:p>
      <text:list xml:id="list2995859601326816249" text:style-name="WW8Num3">
        <text:list-item>
          <text:p text:style-name="P29">Describe where code is and how to work with it. </text:p>
        </text:list-item>
        <text:list-item>
          <text:p text:style-name="P29">Where are the product backlog and sprint backlogs, who updates the sprint burndown, who updates the backlogs, etc.</text:p>
        </text:list-item>
        <text:list-item>
          <text:p text:style-name="P29">How are releases created. </text:p>
        </text:list-item>
        <text:list-item>
          <text:p text:style-name="P29">Who is responsible for baselines. </text:p>
        </text:list-item>
        <text:list-item>
          <text:p text:style-name="P31"><text:span text:style-name="T5">What about documentation and other artefacts needed to delivering the product – where is </text:span><text:bookmark text:name="_GoBack"/><text:span text:style-name="T5">stored, do we use version control, is it released, </text:span></text:p>
        </text:list-item>
        <text:list-item>
          <text:p text:style-name="P29">What are the configurations</text:p>
        </text:list-item>
        <text:list-item>
          <text:p text:style-name="P29">Who is responsible for what</text:p>
        </text:list-item>
      </text:list>
      <text:p text:style-name="P2">Describe how teachers may access your repository</text:p>
      <text:p text:style-name="P1">}</text:p>
      <text:list xml:id="list111213467230316" text:continue-list="list111212405545893" text:style-name="WW8Num1">
        <text:list-item>
          <text:list>
            <text:list-item>
              <text:h text:style-name="Heading_20_2" text:outline-level="2"><text:bookmark text:name="__RefHeading___Toc190180895"/>Office rules</text:h>
            </text:list-item>
          </text:list>
        </text:list-item>
      </text:list>
      <text:p text:style-name="P1">{Describe any rules with regard to the working environment.</text:p>
      <text:p text:style-name="P1">Examples</text:p>
      <text:list xml:id="list959232259835945160" text:style-name="WW8Num5">
        <text:list-item>
          <text:p text:style-name="P30">Rules for mobile phones</text:p>
        </text:list-item>
        <text:list-item>
          <text:p text:style-name="P30">Rules for office phones</text:p>
        </text:list-item>
        <text:list-item>
          <text:p text:style-name="P30">Rules for avoiding noise in the office</text:p>
        </text:list-item>
        <text:list-item>
          <text:p text:style-name="P30">Rules for using meeting rooms</text:p>
        </text:list-item>
        <text:list-item>
          <text:p text:style-name="P30">Rules for ensuring a nice work environment</text:p>
        </text:list-item>
      </text:list>
      <text:p text:style-name="P1">}</text:p>
      <text:h text:style-name="P24" text:outline-level="2"/>
      <text:list xml:id="list111213136861150" text:continue-list="list111213467230316" text:style-name="WW8Num1">
        <text:list-item>
          <text:h text:style-name="Heading_20_1" text:outline-level="1"><text:bookmark text:name="__RefHeading___Toc190180897"/>Team performance &amp; progress monitoring</text:h>
        </text:list-item>
      </text:list>
      <text:p text:style-name="P32">{Document key areas of performance needed for team success along with means of measuring progress.}</text:p>
      <text:p text:style-name="P3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" svg:font-family="Manga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Calibri" style:font-family-asian="Calibri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text-align="center" style:justify-single-word="false"/>
      <style:text-properties style:font-name="Arial" fo:font-family="Arial" style:font-family-generic="swiss" style:font-pitch="variable" fo:font-size="26pt" fo:letter-spacing="0.009cm" style:letter-kerning="true" style:font-name-asian="ＭＳ ゴシック" style:font-family-asian="'ＭＳ ゴシック'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cm" loext:contextual-spacing="false" fo:keep-together="always" fo:keep-with-next="always"/>
      <style:text-properties style:font-name="Arial" fo:font-family="Arial" style:font-family-generic="swiss" style:font-pitch="variable" fo:font-size="18pt" fo:font-weight="bold" style:font-name-asian="ＭＳ ゴシック" style:font-family-asian="'ＭＳ ゴシック'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1.251cm" fo:margin-right="0cm" fo:margin-top="0.353cm" fo:margin-bottom="0cm" loext:contextual-spacing="false" fo:keep-together="always" fo:text-indent="-1.251cm" style:auto-text-indent="false" fo:keep-with-next="always"/>
      <style:text-properties style:font-name="Arial" fo:font-family="Arial" style:font-family-generic="swiss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1.501cm" fo:margin-right="0cm" fo:margin-top="0.353cm" fo:margin-bottom="0cm" loext:contextual-spacing="false" fo:keep-together="always" fo:text-indent="-1.501cm" style:auto-text-indent="false" fo:keep-with-next="always"/>
      <style:text-properties style:font-name="Arial" fo:font-family="Arial" style:font-family-generic="swiss" style:font-pitch="variable" fo:font-size="12pt" fo:font-weight="bold" style:font-name-asian="ＭＳ ゴシック" style:font-family-asian="'ＭＳ ゴシック'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swiss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loext:contextual-spacing="false" fo:keep-together="always" fo:keep-with-next="always"/>
      <style:text-properties fo:color="#243f60" style:font-name="Arial" fo:font-family="Arial" style:font-family-generic="swiss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pitch="variable" fo:font-style="italic" style:font-name-asian="ＭＳ ゴシック" style:font-family-asian="'ＭＳ ゴシック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pitch="variable" fo:font-style="italic" style:font-name-asian="ＭＳ ゴシック" style:font-family-asian="'ＭＳ ゴシック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pitch="variable" fo:font-size="10pt" style:font-name-asian="ＭＳ ゴシック" style:font-family-asian="'ＭＳ ゴシック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pitch="variable" fo:font-size="10pt" fo:font-style="italic" style:font-name-asian="ＭＳ ゴシック" style:font-family-asian="'ＭＳ ゴシック'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Ingen_20_afstand" style:display-name="Ingen afstand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en" fo:country="GB" style:font-name-asian="Calibri" style:font-family-asian="Calibri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Markeringsbobleteks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Subtitle" style:family="paragraph" style:parent-style-name="Standard" style:next-style-name="Standard" style:class="chapter">
      <style:paragraph-properties fo:text-align="center" style:justify-single-word="false"/>
      <style:text-properties style:font-name="Arial" fo:font-family="Arial" style:font-family-generic="swiss" style:font-pitch="variable" fo:font-size="16pt" fo:letter-spacing="0.026cm" style:font-name-asian="ＭＳ ゴシック" style:font-family-asian="'ＭＳ ゴシック'" style:font-pitch-asian="variable" style:font-size-asian="16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Oversk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fo:color="#365f91" style:font-name="Cambria" fo:font-family="Cambria" style:font-pitch="variable" fo:font-size="14pt" fo:language="en" fo:country="US" style:font-size-asian="14pt" style:font-name-complex="Cambria" style:font-family-complex="Cambria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Listeafsnit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3" style:family="text"/>
    <style:style style:name="WW8Num1z4" style:family="text"/>
    <style:style style:name="WW8Num2z0" style:family="text">
      <style:text-properties fo:color="#0070c0"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fo:color="#0070c0"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70c0"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70c0" style:font-name="Symbol" fo:font-family="Symbol" style:font-pitch="variable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St28z0" style:family="text">
      <style:text-properties style:font-name="Helv" fo:font-family="Helv, Arial" style:font-family-generic="swiss" style:font-pitch="variable" style:font-name-complex="Helv" style:font-family-complex="Helv, Arial" style:font-family-generic-complex="swiss" style:font-pitch-complex="variable"/>
    </style:style>
    <style:style style:name="Standardskrifttype_20_i_20_afsnit" style:display-name="Standardskrifttype i afsnit" style:family="text"/>
    <style:style style:name="Overskrift_20_1_20_Tegn" style:display-name="Overskrift 1 Tegn" style:family="text">
      <style:text-properties style:font-name="Arial" fo:font-family="Arial" style:font-family-generic="swiss" style:font-pitch="variable" fo:font-size="18pt" fo:font-weight="bold" style:font-name-asian="ＭＳ ゴシック" style:font-family-asian="'ＭＳ ゴシック'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Overskrift_20_2_20_Tegn" style:display-name="Overskrift 2 Tegn" style:family="text">
      <style:text-properties style:font-name="Arial" fo:font-family="Arial" style:font-family-generic="swiss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Sidehoved_20_Tegn" style:display-name="Sidehoved Tegn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idefod_20_Tegn" style:display-name="Sidefod Tegn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Markeringsbobletekst_20_Tegn" style:display-name="Markeringsbobletekst Tegn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Rubrik_20_Tegn" style:display-name="Rubrik Tegn" style:family="text">
      <style:text-properties style:font-name="Arial" fo:font-family="Arial" style:font-family-generic="swiss" style:font-pitch="variable" fo:font-size="26pt" fo:letter-spacing="0.009cm" style:letter-kerning="true" style:font-name-asian="ＭＳ ゴシック" style:font-family-asian="'ＭＳ ゴシック'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Undertitel_20_Tegn" style:display-name="Undertitel Tegn" style:family="text">
      <style:text-properties style:font-name="Arial" fo:font-family="Arial" style:font-family-generic="swiss" style:font-pitch="variable" fo:font-size="16pt" fo:letter-spacing="0.026cm" style:font-name-asian="ＭＳ ゴシック" style:font-family-asian="'ＭＳ ゴシック'" style:font-pitch-asian="variable" style:font-size-asian="16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vag_20_fremhævning" style:display-name="Svag fremhævning" style:family="text">
      <style:text-properties fo:color="#808080" fo:font-style="italic" style:font-style-asian="italic" style:font-style-complex="italic"/>
    </style:style>
    <style:style style:name="Pladsholdertekst" style:family="text">
      <style:text-properties fo:color="#808080"/>
    </style:style>
    <style:style style:name="Overskrift_20_3_20_Tegn" style:display-name="Overskrift 3 Tegn" style:family="text">
      <style:text-properties style:font-name="Arial" fo:font-family="Arial" style:font-family-generic="swiss" style:font-pitch="variable" fo:font-size="12pt" fo:font-weight="bold" style:font-name-asian="ＭＳ ゴシック" style:font-family-asian="'ＭＳ ゴシック'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Overskrift_20_4_20_Tegn" style:display-name="Overskrift 4 Tegn" style:family="text">
      <style:text-properties style:font-name="Arial" fo:font-family="Arial" style:font-family-generic="swiss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Overskrift_20_5_20_Tegn" style:display-name="Overskrift 5 Tegn" style:family="text">
      <style:text-properties fo:color="#243f60" style:font-name="Arial" fo:font-family="Arial" style:font-family-generic="swiss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Overskrift_20_6_20_Tegn" style:display-name="Overskrift 6 Tegn" style:family="text">
      <style:text-properties fo:color="#243f60" style:font-name="Cambria" fo:font-family="Cambria" style:font-pitch="variable" fo:font-style="italic" style:font-name-asian="ＭＳ ゴシック" style:font-family-asian="'ＭＳ ゴシック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Overskrift_20_7_20_Tegn" style:display-name="Overskrift 7 Tegn" style:family="text">
      <style:text-properties fo:color="#404040" style:font-name="Cambria" fo:font-family="Cambria" style:font-pitch="variable" fo:font-style="italic" style:font-name-asian="ＭＳ ゴシック" style:font-family-asian="'ＭＳ ゴシック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Overskrift_20_8_20_Tegn" style:display-name="Overskrift 8 Tegn" style:family="text">
      <style:text-properties fo:color="#404040" style:font-name="Cambria" fo:font-family="Cambria" style:font-pitch="variable" fo:font-size="10pt" style:font-name-asian="ＭＳ ゴシック" style:font-family-asian="'ＭＳ ゴシック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Overskrift_20_9_20_Tegn" style:display-name="Overskrift 9 Tegn" style:family="text">
      <style:text-properties fo:color="#404040" style:font-name="Cambria" fo:font-family="Cambria" style:font-pitch="variable" fo:font-size="10pt" fo:font-style="italic" style:font-name-asian="ＭＳ ゴシック" style:font-family-asian="'ＭＳ ゴシック'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Fodnotetekst_20_Tegn" style:display-name="Fodnotetekst Tegn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0" style:num-format="1" text:display-levels="4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0" style:num-format="1" text:display-levels="5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0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0" style:num-format="1" text:display-levels="4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0" style:num-format="1" text:display-levels="5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0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-asian="Times New Roman"/>
    </style:style>
    <style:style style:name="MT1" style:family="text">
      <style:text-properties fo:language="da" fo:country="DK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bottom="1.653cm" style:dynamic-spacing="true"/>
      </style:header-style>
      <style:footer-style>
        <style:header-footer-properties fo:min-height="1.752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bottom="1.651cm" style:dynamic-spacing="true"/>
      </style:header-style>
      <style:footer-style>
        <style:header-footer-properties fo:min-height="1.75cm" fo:margin-top="1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oduct and Process Brief</text:span> for <text:s text:c="5"/></text:p>
      </style:header>
      <style:header-first>
        <text:p text:style-name="Header"/>
      </style:header-first>
      <style:footer>
        <text:p text:style-name="Header"><text:span text:style-name="MT1"><text:tab/><text:tab/></text:span>Page <text:page-number text:select-page="current">0</text:page-number> of <text:page-count style:num-format="1">4</text:page-count><text:span text:style-name="MT1"><text:tab/><text:tab/><text:tab/></text:span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1"><text:s text:c="2"/></text:p>
      </style:header>
      <style:footer>
        <text:p text:style-name="Header"><text:span text:style-name="MT1"><text:tab/><text:tab/></text:span>Page <text:page-number text:select-page="current">4</text:page-number> of <text:page-count style:num-format="1">4</text:page-count><text:span text:style-name="MT1">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and Process Brief</dc:title>
    <meta:creation-date>2011-02-01T21:37:00</meta:creation-date>
    <dc:date>2016-02-22T11:12:11.425444546</dc:date>
    <meta:editing-cycles>5</meta:editing-cycles>
    <meta:editing-duration>PT1H7M23S</meta:editing-duration>
    <dc:creator>cenh </dc:creator>
    <meta:document-statistic meta:table-count="3" meta:image-count="0" meta:object-count="0" meta:page-count="4" meta:paragraph-count="110" meta:word-count="642" meta:character-count="4014" meta:non-whitespace-character-count="3480"/>
    <meta:generator>LibreOffice/4.3.3.2$Linux_X86_64 LibreOffice_project/430m0$Build-2</meta:generator>
  </office:meta>
</office:document-meta>
</file>